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216038"/>
    </style:style>
    <style:style style:name="P2" style:family="paragraph" style:parent-style-name="Preformatted_20_Text" style:list-style-name="L1">
      <style:text-properties officeooo:paragraph-rsid="00219d5a"/>
    </style:style>
    <style:style style:name="P3" style:family="paragraph" style:parent-style-name="Preformatted_20_Text" style:list-style-name="L1">
      <style:text-properties officeooo:paragraph-rsid="0026155d"/>
    </style:style>
    <style:style style:name="P4" style:family="paragraph" style:parent-style-name="Preformatted_20_Text" style:list-style-name="L1">
      <style:text-properties officeooo:rsid="001fbdcd" officeooo:paragraph-rsid="001fbdcd"/>
    </style:style>
    <style:style style:name="P5" style:family="paragraph" style:parent-style-name="Preformatted_20_Text">
      <style:text-properties officeooo:paragraph-rsid="00219d5a"/>
    </style:style>
    <style:style style:name="P6" style:family="paragraph" style:parent-style-name="Preformatted_20_Text">
      <style:text-properties officeooo:paragraph-rsid="00241d9a"/>
    </style:style>
    <style:style style:name="P7" style:family="paragraph" style:parent-style-name="Preformatted_20_Text">
      <style:text-properties officeooo:paragraph-rsid="0024fced"/>
    </style:style>
    <style:style style:name="T1" style:family="text">
      <style:text-properties officeooo:rsid="00216038"/>
    </style:style>
    <style:style style:name="T2" style:family="text">
      <style:text-properties officeooo:rsid="00219d5a"/>
    </style:style>
    <style:style style:name="T3" style:family="text">
      <style:text-properties officeooo:rsid="00241d9a"/>
    </style:style>
    <style:style style:name="T4" style:family="text">
      <style:text-properties officeooo:rsid="0024fced"/>
    </style:style>
    <style:style style:name="T5" style:family="text">
      <style:text-properties fo:color="#ff0000" officeooo:rsid="0024fced"/>
    </style:style>
    <style:style style:name="T6" style:family="text">
      <style:text-properties officeooo:rsid="0026155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63715445346590666" text:style-name="L1">
        <text:list-item>
          <text:p text:style-name="P4">CPU INFO – cat /proc/cpuinfo</text:p>
        </text:list-item>
        <text:list-item>
          <text:p text:style-name="P4">RAM INFO – cat /proc/meminfo</text:p>
        </text:list-item>
        <text:list-item>
          <text:p text:style-name="P1"><text:span text:style-name="T1">Total Hard disk Size : </text:span><text:span text:style-name="Source_20_Text">fdisk -l | grep Disk</text:span></text:p>
        </text:list-item>
        <text:list-item>
          <text:p text:style-name="P2"><text:span text:style-name="Source_20_Text"><text:span text:style-name="T2">Hard Disk Partition Size - </text:span></text:span><text:span text:style-name="Source_20_Text">df -H</text:span></text:p>
        </text:list-item>
        <text:list-item>
          <text:p text:style-name="P3"><text:span text:style-name="Source_20_Text"><text:span text:style-name="T6">to know the os type : uname -a</text:span></text:span></text:p>
        </text:list-item>
      </text:list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6"><text:span text:style-name="Source_20_Text"><text:span text:style-name="T3">To Make sd card in emulator</text:span></text:span></text:p>
      <text:p text:style-name="P6"><text:span text:style-name="Source_20_Text"><text:span text:style-name="T3">1. From Terminal change your location to sdk tools.<text:line-break/> <text:s text:c="2"/>In This case<text:line-break/> <text:s text:c="2"/>cd /home/adaptive/Android/Sdk/tools</text:span></text:span></text:p>
      <text:p text:style-name="P6"><text:span text:style-name="Source_20_Text"/></text:p>
      <text:p text:style-name="P6"><text:span text:style-name="Source_20_Text"><text:span text:style-name="T3">2. type: ls -la</text:span></text:span></text:p>
      <text:p text:style-name="P6"><text:span text:style-name="Source_20_Text"/></text:p>
      <text:p text:style-name="P7"><text:span text:style-name="Source_20_Text"><text:span text:style-name="T5">rwxrwxr-x <text:s/>1 adaptive adaptive <text:s/>12191 জুন <text:s text:c="4"/>1 16:23 mksdcard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8:02:22.175580209</dc:date>
    <meta:editing-duration>PT38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1" meta:character-count="375" meta:non-whitespace-character-count="304"/>
  </office:meta>
</office:document-meta>
</file>